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9044d1" officeooo:paragraph-rsid="009044d1"/>
    </style:style>
    <style:style style:name="P2" style:family="paragraph" style:parent-style-name="Footer">
      <style:paragraph-properties fo:text-align="center" style:justify-single-word="false"/>
      <style:text-properties officeooo:rsid="002fe13d" officeooo:paragraph-rsid="002fe13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2" fo:font-size="12pt" fo:font-style="normal" fo:font-weight="normal" officeooo:rsid="0013d83c" officeooo:paragraph-rsid="0013d83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2" fo:font-size="12pt" fo:font-style="normal" fo:font-weight="normal" officeooo:rsid="001f8bdf" officeooo:paragraph-rsid="0045cf1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2" fo:font-size="12pt" fo:font-style="normal" fo:font-weight="bold" officeooo:rsid="001713bb" officeooo:paragraph-rsid="001713bb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officeooo:paragraph-rsid="0045cf1e"/>
    </style:style>
    <style:style style:name="P8" style:family="paragraph" style:parent-style-name="Standard" style:master-page-name="">
      <style:paragraph-properties fo:margin-left="0.7cm" fo:margin-right="0cm" fo:line-height="200%" fo:text-align="justify" style:justify-single-word="false" fo:text-indent="0cm" style:auto-text-indent="false" style:page-number="auto"/>
      <style:text-properties style:font-name="Times new roman2" fo:font-size="12pt" fo:font-style="normal" fo:font-weight="bold" officeooo:rsid="001713bb" officeooo:paragraph-rsid="001713bb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master-page-name="">
      <style:paragraph-properties fo:margin-left="0.7cm" fo:margin-right="0cm" fo:line-height="200%" fo:text-align="justify" style:justify-single-word="false" fo:text-indent="0cm" style:auto-text-indent="false" style:page-number="auto"/>
      <style:text-properties style:font-name="Times new roman2" fo:font-size="12pt" fo:font-style="normal" fo:font-weight="bold" officeooo:rsid="001713bb" officeooo:paragraph-rsid="00175112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master-page-name="">
      <style:paragraph-properties fo:margin-left="0.7cm" fo:margin-right="0cm" fo:line-height="200%" fo:text-align="justify" style:justify-single-word="false" fo:text-indent="0cm" style:auto-text-indent="false" style:page-number="auto"/>
      <style:text-properties style:font-name="Times new roman2" fo:font-size="12pt" fo:font-style="normal" fo:font-weight="bold" officeooo:rsid="00175112" officeooo:paragraph-rsid="00175112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left="0.7cm" fo:margin-right="0cm" fo:line-height="200%" fo:text-align="justify" style:justify-single-word="false" fo:text-indent="0cm" style:auto-text-indent="false"/>
      <style:text-properties style:font-name="Times new roman2" fo:font-size="12pt" fo:font-style="normal" fo:font-weight="bold" officeooo:rsid="00175112" officeooo:paragraph-rsid="00361516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0.7cm" fo:margin-right="0cm" fo:line-height="200%" fo:text-align="justify" style:justify-single-word="false" fo:text-indent="0cm" style:auto-text-indent="false"/>
      <style:text-properties style:font-name="Times new roman2" fo:font-size="12pt" fo:font-style="normal" fo:font-weight="bold" officeooo:rsid="001713bb" officeooo:paragraph-rsid="00175112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 style:master-page-name="">
      <style:paragraph-properties fo:margin-left="0.7cm" fo:margin-right="0cm" fo:margin-top="0cm" fo:margin-bottom="0cm" style:contextual-spacing="false" fo:line-height="200%" fo:text-align="justify" style:justify-single-word="false" fo:text-indent="0cm" style:auto-text-indent="false" style:page-number="auto">
        <style:tab-stops/>
      </style:paragraph-properties>
    </style:style>
    <style:style style:name="P14" style:family="paragraph" style:parent-style-name="Text_20_body" style:master-page-name="">
      <style:paragraph-properties fo:margin-left="0.7cm" fo:margin-right="0cm" fo:margin-top="0cm" fo:margin-bottom="0cm" style:contextual-spacing="false" fo:line-height="200%" fo:text-align="justify" style:justify-single-word="false" fo:text-indent="0cm" style:auto-text-indent="false" style:page-number="auto">
        <style:tab-stops/>
      </style:paragraph-properties>
      <style:text-properties officeooo:paragraph-rsid="009a7dae"/>
    </style:style>
    <style:style style:name="P15" style:family="paragraph" style:parent-style-name="Text_20_body" style:master-page-name="">
      <style:paragraph-properties fo:margin-left="0.7cm" fo:margin-right="0cm" fo:margin-top="0cm" fo:margin-bottom="0cm" style:contextual-spacing="false" fo:line-height="200%" fo:text-align="justify" style:justify-single-word="false" fo:text-indent="0cm" style:auto-text-indent="false" style:page-number="auto">
        <style:tab-stops/>
      </style:paragraph-properties>
      <style:text-properties officeooo:paragraph-rsid="00a25b59"/>
    </style:style>
    <style:style style:name="P16" style:family="paragraph" style:parent-style-name="Text_20_body_20_indent">
      <style:paragraph-properties fo:margin-left="0.7cm" fo:margin-right="0cm" fo:margin-top="0cm" fo:margin-bottom="0cm" style:contextual-spacing="false" fo:line-height="200%" fo:text-align="justify" style:justify-single-word="false" fo:text-indent="0cm" style:auto-text-indent="false">
        <style:tab-stops/>
      </style:paragraph-properties>
      <style:text-properties style:font-name="Times new roman2" fo:font-size="12pt" fo:font-style="normal" fo:font-weight="normal" officeooo:rsid="009a7dae" officeooo:paragraph-rsid="0099b1e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master-page-name="">
      <style:paragraph-properties fo:margin-left="0.6cm" fo:margin-right="0cm" fo:line-height="200%" fo:text-align="justify" style:justify-single-word="false" fo:text-indent="0cm" style:auto-text-indent="false" style:page-number="auto"/>
      <style:text-properties style:font-name="Times new roman2" fo:font-size="12pt" fo:font-style="normal" fo:font-weight="bold" officeooo:rsid="001713bb" officeooo:paragraph-rsid="001713bb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master-page-name="">
      <style:paragraph-properties fo:margin-left="0.801cm" fo:margin-right="0cm" fo:margin-top="0cm" fo:margin-bottom="0cm" style:contextual-spacing="false" fo:line-height="200%" fo:text-align="justify" style:justify-single-word="false" fo:text-indent="0cm" style:auto-text-indent="false" style:page-number="auto">
        <style:tab-stops/>
      </style:paragraph-properties>
    </style:style>
    <style:style style:name="P19" style:family="paragraph" style:parent-style-name="Text_20_body">
      <style:paragraph-properties fo:margin-left="0.801cm" fo:margin-right="0cm" fo:margin-top="0cm" fo:margin-bottom="0cm" style:contextual-spacing="false" fo:line-height="200%" fo:text-align="justify" style:justify-single-word="false" fo:text-indent="0cm" style:auto-text-indent="false">
        <style:tab-stops/>
      </style:paragraph-properties>
    </style:style>
    <style:style style:name="P20" style:family="paragraph" style:parent-style-name="Text_20_body">
      <style:text-properties officeooo:paragraph-rsid="0091d59c"/>
    </style:style>
    <style:style style:name="P21" style:family="paragraph" style:parent-style-name="Standard" style:list-style-name="L1">
      <style:paragraph-properties fo:line-height="200%" fo:text-align="justify" style:justify-single-word="false"/>
      <style:text-properties officeooo:paragraph-rsid="0045cf1e"/>
    </style:style>
    <style:style style:name="P22" style:family="paragraph" style:parent-style-name="Standard" style:list-style-name="L2">
      <style:paragraph-properties fo:line-height="200%" fo:text-align="justify" style:justify-single-word="false"/>
      <style:text-properties officeooo:paragraph-rsid="000cd5c0"/>
    </style:style>
    <style:style style:name="P23" style:family="paragraph" style:parent-style-name="Standard" style:list-style-name="L3">
      <style:paragraph-properties fo:line-height="200%" fo:text-align="justify" style:justify-single-word="false"/>
      <style:text-properties officeooo:paragraph-rsid="0045cf1e"/>
    </style:style>
    <style:style style:name="P24" style:family="paragraph" style:parent-style-name="Standard" style:list-style-name="L2">
      <style:paragraph-properties fo:line-height="200%" fo:text-align="justify" style:justify-single-word="false"/>
      <style:text-properties style:font-name="Times new roman2" fo:font-size="12pt" fo:font-style="normal" fo:font-weight="normal" officeooo:rsid="000ec201" officeooo:paragraph-rsid="0045cf1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line-height="200%" fo:text-align="justify" style:justify-single-word="false"/>
      <style:text-properties style:font-name="Times new roman2" fo:font-size="12pt" fo:font-style="normal" fo:font-weight="normal" officeooo:rsid="0012b0bf" officeooo:paragraph-rsid="0013d83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line-height="200%" fo:text-align="justify" style:justify-single-word="false"/>
      <style:text-properties style:font-name="Times new roman2" fo:font-size="12pt" fo:font-style="normal" fo:font-weight="normal" officeooo:rsid="0013d83c" officeooo:paragraph-rsid="0045cf1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5">
      <style:paragraph-properties fo:line-height="200%" fo:text-align="justify" style:justify-single-word="false"/>
      <style:text-properties style:font-name="Times new roman2" fo:font-size="12pt" fo:font-style="normal" fo:font-weight="normal" officeooo:rsid="0013d83c" officeooo:paragraph-rsid="0074cd7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5">
      <style:paragraph-properties fo:line-height="200%" fo:text-align="justify" style:justify-single-word="false"/>
      <style:text-properties style:font-name="Times new roman2" fo:font-size="12pt" fo:font-style="normal" fo:font-weight="normal" officeooo:rsid="0013d83c" officeooo:paragraph-rsid="0013d83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 style:master-page-name="">
      <style:paragraph-properties fo:margin-left="0.7cm" fo:margin-right="0cm" fo:line-height="200%" fo:text-align="justify" style:justify-single-word="false" fo:text-indent="0cm" style:auto-text-indent="false" style:page-number="auto"/>
      <style:text-properties style:font-name="Times new roman2" fo:font-size="12pt" fo:font-style="normal" fo:font-weight="bold" officeooo:rsid="0012b0bf" officeooo:paragraph-rsid="0012b0bf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5" style:master-page-name="">
      <style:paragraph-properties fo:margin-left="0.801cm" fo:margin-right="0cm" fo:line-height="200%" fo:text-align="justify" style:justify-single-word="false" fo:text-indent="0cm" style:auto-text-indent="false" style:page-number="auto"/>
      <style:text-properties style:font-name="Times new roman2" fo:font-size="12pt" fo:font-style="normal" fo:font-weight="bold" officeooo:rsid="0012b0bf" officeooo:paragraph-rsid="0013d83c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Heading_20_1">
      <style:text-properties fo:font-size="14pt" style:font-size-asian="14pt" style:font-size-complex="14pt"/>
    </style:style>
    <style:style style:name="P32" style:family="paragraph" style:parent-style-name="Heading_20_1" style:master-page-name="Halaman_20_isi">
      <style:paragraph-properties style:page-number="auto"/>
      <style:text-properties fo:font-size="14pt" style:font-size-asian="14pt" style:font-size-complex="14pt"/>
    </style:style>
    <style:style style:name="P33" style:family="paragraph" style:parent-style-name="Text_20_body_20_indent">
      <style:text-properties officeooo:rsid="00a9873a" officeooo:paragraph-rsid="00a9873a"/>
    </style:style>
    <style:style style:name="P34" style:family="paragraph" style:parent-style-name="Text_20_body_20_indent" style:list-style-name="List_20_6">
      <style:text-properties officeooo:rsid="00a9873a" officeooo:paragraph-rsid="00a9873a"/>
    </style:style>
    <style:style style:name="T1" style:family="text">
      <style:text-properties fo:font-style="italic" officeooo:rsid="000e5593" style:font-style-asian="italic" style:font-style-complex="italic"/>
    </style:style>
    <style:style style:name="T2" style:family="text">
      <style:text-properties fo:font-style="italic" fo:font-weight="normal" officeooo:rsid="009a7dae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0ce26" style:font-style-asian="normal" style:font-style-complex="normal"/>
    </style:style>
    <style:style style:name="T5" style:family="text">
      <style:text-properties fo:font-style="normal" officeooo:rsid="00335dc6" style:font-style-asian="normal" style:font-style-complex="normal"/>
    </style:style>
    <style:style style:name="T6" style:family="text">
      <style:text-properties fo:font-style="normal" officeooo:rsid="00703210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c201" style:font-weight-asian="normal" style:font-weight-complex="normal"/>
    </style:style>
    <style:style style:name="T9" style:family="text">
      <style:text-properties fo:font-weight="normal" officeooo:rsid="0011d337" style:font-weight-asian="normal" style:font-weight-complex="normal"/>
    </style:style>
    <style:style style:name="T10" style:family="text">
      <style:text-properties fo:font-weight="normal" officeooo:rsid="0013d83c" style:font-weight-asian="normal" style:font-weight-complex="normal"/>
    </style:style>
    <style:style style:name="T11" style:family="text">
      <style:text-properties fo:font-weight="normal" officeooo:rsid="00175112" style:font-weight-asian="normal" style:font-weight-complex="normal"/>
    </style:style>
    <style:style style:name="T12" style:family="text">
      <style:text-properties fo:font-weight="normal" officeooo:rsid="00194908" style:font-weight-asian="normal" style:font-weight-complex="normal"/>
    </style:style>
    <style:style style:name="T13" style:family="text">
      <style:text-properties fo:font-weight="normal" officeooo:rsid="002273e1" style:font-weight-asian="normal" style:font-weight-complex="normal"/>
    </style:style>
    <style:style style:name="T14" style:family="text">
      <style:text-properties fo:font-weight="normal" officeooo:rsid="0033f4b2" style:font-weight-asian="normal" style:font-weight-complex="normal"/>
    </style:style>
    <style:style style:name="T15" style:family="text">
      <style:text-properties fo:font-weight="normal" officeooo:rsid="0042f440" style:font-weight-asian="normal" style:font-weight-complex="normal"/>
    </style:style>
    <style:style style:name="T16" style:family="text">
      <style:text-properties fo:font-weight="normal" officeooo:rsid="0049466e" style:font-weight-asian="normal" style:font-weight-complex="normal"/>
    </style:style>
    <style:style style:name="T17" style:family="text">
      <style:text-properties fo:font-weight="normal" officeooo:rsid="004b80fe" style:font-weight-asian="normal" style:font-weight-complex="normal"/>
    </style:style>
    <style:style style:name="T18" style:family="text">
      <style:text-properties fo:font-weight="normal" officeooo:rsid="005dd3da" style:font-weight-asian="normal" style:font-weight-complex="normal"/>
    </style:style>
    <style:style style:name="T19" style:family="text">
      <style:text-properties fo:font-weight="normal" officeooo:rsid="0063d8a1" style:font-weight-asian="normal" style:font-weight-complex="normal"/>
    </style:style>
    <style:style style:name="T20" style:family="text">
      <style:text-properties fo:font-weight="normal" officeooo:rsid="006558c2" style:font-weight-asian="normal" style:font-weight-complex="normal"/>
    </style:style>
    <style:style style:name="T21" style:family="text">
      <style:text-properties fo:font-weight="normal" officeooo:rsid="006e0bdb" style:font-weight-asian="normal" style:font-weight-complex="normal"/>
    </style:style>
    <style:style style:name="T22" style:family="text">
      <style:text-properties fo:font-weight="normal" officeooo:rsid="006edcab" style:font-weight-asian="normal" style:font-weight-complex="normal"/>
    </style:style>
    <style:style style:name="T23" style:family="text">
      <style:text-properties fo:font-weight="normal" officeooo:rsid="0071df27" style:font-weight-asian="normal" style:font-weight-complex="normal"/>
    </style:style>
    <style:style style:name="T24" style:family="text">
      <style:text-properties fo:font-weight="normal" officeooo:rsid="007b3d88" style:font-weight-asian="normal" style:font-weight-complex="normal"/>
    </style:style>
    <style:style style:name="T25" style:family="text">
      <style:text-properties fo:font-weight="normal" officeooo:rsid="009a7dae" style:font-weight-asian="normal" style:font-weight-complex="normal"/>
    </style:style>
    <style:style style:name="T26" style:family="text">
      <style:text-properties fo:font-weight="normal" officeooo:rsid="009f3bfb" style:font-weight-asian="normal" style:font-weight-complex="normal"/>
    </style:style>
    <style:style style:name="T27" style:family="text">
      <style:text-properties fo:font-weight="normal" officeooo:rsid="00a284cb" style:font-weight-asian="normal" style:font-weight-complex="normal"/>
    </style:style>
    <style:style style:name="T28" style:family="text">
      <style:text-properties officeooo:rsid="0015ab3b"/>
    </style:style>
    <style:style style:name="T29" style:family="text">
      <style:text-properties officeooo:rsid="001713bb"/>
    </style:style>
    <style:style style:name="T30" style:family="text">
      <style:text-properties officeooo:rsid="0024194c"/>
    </style:style>
    <style:style style:name="T31" style:family="text">
      <style:text-properties officeooo:rsid="0025a8b6"/>
    </style:style>
    <style:style style:name="T32" style:family="text">
      <style:text-properties officeooo:rsid="0037b517"/>
    </style:style>
    <style:style style:name="T33" style:family="text">
      <style:text-properties officeooo:rsid="003d38b7"/>
    </style:style>
    <style:style style:name="T34" style:family="text">
      <style:text-properties officeooo:rsid="0040ff9e"/>
    </style:style>
    <style:style style:name="T35" style:family="text">
      <style:text-properties officeooo:rsid="0042f440"/>
    </style:style>
    <style:style style:name="T36" style:family="text">
      <style:text-properties style:font-name="Times new roman2" fo:font-size="12pt" fo:font-style="normal" fo:font-weight="normal" officeooo:rsid="000c2e0b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2" fo:font-size="12pt" fo:font-style="normal" fo:font-weight="normal" officeooo:rsid="0044a50a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2" fo:font-size="12pt" fo:font-style="normal" fo:font-weight="normal" officeooo:rsid="0033f4b2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2" fo:font-size="12pt" fo:font-style="normal" fo:font-weight="normal" officeooo:rsid="001f699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Times new roman2" fo:font-size="12pt" fo:font-style="normal" fo:font-weight="normal" officeooo:rsid="0024b6b1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2" fo:font-size="12pt" fo:font-style="normal" fo:font-weight="normal" officeooo:rsid="001f8bdf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2" fo:font-size="12pt" fo:font-style="normal" fo:font-weight="normal" officeooo:rsid="00335dc6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2" fo:font-size="12pt" fo:font-style="normal" fo:font-weight="normal" officeooo:rsid="003ef943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2" fo:font-size="12pt" fo:font-style="normal" fo:font-weight="normal" officeooo:rsid="000cd5c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2" fo:font-size="12pt" fo:font-style="normal" fo:font-weight="normal" officeooo:rsid="00194908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2" fo:font-size="12pt" fo:font-style="normal" fo:font-weight="normal" officeooo:rsid="0020fe12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2" fo:font-size="12pt" fo:font-style="normal" fo:font-weight="normal" officeooo:rsid="0024194c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2" fo:font-size="12pt" fo:font-style="normal" fo:font-weight="normal" officeooo:rsid="0011d337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2" fo:font-size="12pt" fo:font-style="normal" fo:font-weight="normal" officeooo:rsid="000ac7f1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2" fo:font-size="12pt" fo:font-style="normal" fo:font-weight="normal" officeooo:rsid="001ddc24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2" fo:font-size="12pt" fo:font-style="normal" fo:font-weight="normal" officeooo:rsid="0008a67d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2" fo:font-size="12pt" fo:font-style="normal" fo:font-weight="normal" officeooo:rsid="0051d551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2" fo:font-size="12pt" fo:font-style="normal" fo:font-weight="normal" officeooo:rsid="0052968d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2" fo:font-size="12pt" fo:font-style="normal" fo:font-weight="normal" officeooo:rsid="0030ce26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2" fo:font-size="12pt" fo:font-style="normal" fo:font-weight="normal" officeooo:rsid="001bf235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2" fo:font-size="12pt" fo:font-style="normal" fo:font-weight="normal" officeooo:rsid="00381e9b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2" fo:font-size="12pt" fo:font-style="normal" fo:font-weight="normal" officeooo:rsid="00579ba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2" fo:font-size="12pt" fo:font-style="normal" fo:font-weight="normal" officeooo:rsid="00985caa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2" fo:font-size="12pt" fo:font-style="normal" fo:font-weight="normal" officeooo:rsid="0099232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2" fo:font-size="12pt" fo:font-style="normal" fo:font-weight="normal" officeooo:rsid="0099b1ea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2" fo:font-size="12pt" fo:font-style="normal" fo:font-weight="normal" officeooo:rsid="009a7dae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2" fo:font-size="12pt" fo:font-style="normal" fo:font-weight="normal" officeooo:rsid="009cb072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2" fo:font-size="12pt" fo:font-style="normal" fo:font-weight="normal" officeooo:rsid="009ce690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2" fo:font-size="12pt" fo:font-style="normal" fo:font-weight="normal" officeooo:rsid="009f9828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2" fo:font-size="12pt" fo:font-style="normal" fo:font-weight="normal" officeooo:rsid="00a1710e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2" fo:font-size="12pt" fo:font-weight="normal" officeooo:rsid="0005a2f5" style:font-size-asian="10.5pt" style:font-weight-asian="normal" style:font-size-complex="12pt" style:font-weight-complex="normal"/>
    </style:style>
    <style:style style:name="T67" style:family="text">
      <style:text-properties style:font-name="Times new roman2" fo:font-size="12pt" fo:font-weight="normal" officeooo:rsid="0046bfa2" style:font-size-asian="10.5pt" style:font-weight-asian="normal" style:font-size-complex="12pt" style:font-weight-complex="normal"/>
    </style:style>
    <style:style style:name="T68" style:family="text">
      <style:text-properties style:font-name="Times new roman2" fo:font-size="12pt" fo:font-style="italic" fo:font-weight="normal" officeooo:rsid="00335dc6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Times new roman2" fo:font-size="12pt" fo:font-style="italic" fo:font-weight="normal" officeooo:rsid="000c2e0b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officeooo:rsid="007b3d88"/>
    </style:style>
    <style:style style:name="T71" style:family="text">
      <style:text-properties officeooo:rsid="000e55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BAB I</text:h>
      <text:h text:style-name="P31" text:outline-level="1">PENDAHULUAN</text:h>
      <text:h text:style-name="Heading_20_2" text:outline-level="2">1.1 Latar Belakang Permasalahan</text:h>
      <text:p text:style-name="P18"><text:tab/><text:span text:style-name="T33">Metodologi mengajar adalah ilmu yang mempelajari cara-cara untuk melakukan aktivitas yang tersistem dari sebuah lingkungan yang terdiri dari pendidik dan peserta didik untuk saling berinteraksi dengan baik dalam arti tujuan pengajaran tercapai .</text:span></text:p>
      <text:p text:style-name="P13"><text:span text:style-name="T66"><text:tab/></text:span><text:span text:style-name="T67">U</text:span><text:span text:style-name="T3">NIVERSITAS PENDIDIKAN INDONESIA </text:span><text:span text:style-name="T5">B</text:span><text:span text:style-name="T3">andung adalah sebuah </text:span><text:span text:style-name="T5">Universitas</text:span><text:span text:style-name="T3"> </text:span><text:span text:style-name="T5">Pendidikan </text:span><text:span text:style-name="T3">yang </text:span><text:span text:style-name="T4">memiliki beberapa fakultas termasuk <text:s/>FPBS(Fakultas Pendidikan Bahasa dan Sastra) yang membina 10 jurusan dan 4 program studi yang salah satu nya adalah Jurusan Pendidikan Bahasa Inggris.</text:span></text:p>
      <text:p text:style-name="P15"><text:span text:style-name="T4"><text:tab/></text:span><text:span text:style-name="T6">D</text:span><text:span text:style-name="T49">alam </text:span><text:span text:style-name="T50">menganalisis </text:span><text:span text:style-name="T43">sistem</text:span><text:span text:style-name="T50"> pembelajaran di </text:span><text:span text:style-name="T49">UNIVERSITAS PENDIDIKAN INDONESIA BANDUNG </text:span><text:span text:style-name="T58">khususnya</text:span><text:span text:style-name="T49"> </text:span><text:span text:style-name="T42">Jurusan Pendidikan Bahasa </text:span><text:span text:style-name="T38">Inggris</text:span><text:span text:style-name="T49">, </text:span><text:span text:style-name="T58">penulis menemukan fakta bahwa</text:span><text:span text:style-name="T60"> </text:span><text:span text:style-name="T58">ketika dosen tidak dapat menghadiri perkuliahan </text:span><text:span text:style-name="T61">atau jadwal perkuliahan jatuh pada hari libur,</text:span><text:span text:style-name="T58"> </text:span><text:span text:style-name="T59">sistem </text:span><text:span text:style-name="T60">pembelajaran</text:span><text:span text:style-name="T59"> </text:span><text:span text:style-name="T60">hanya </text:span><text:span text:style-name="T59"><text:s/>memiliki opsi </text:span><text:span text:style-name="T60">pergantian jadwal kuliah, pemberian tugas dan mungkin tanpa ada</text:span><text:span text:style-name="T61"> </text:span><text:span text:style-name="T65">keduanya,</text:span><text:span text:style-name="T58"> </text:span><text:span text:style-name="T61">Sehingga memungkinkan mahasiswa </text:span><text:span text:style-name="T62">kurang mendapatkan materi</text:span><text:span text:style-name="T61">.</text:span></text:p>
      <text:p text:style-name="P16"/>
      <text:p text:style-name="P20"><text:soft-page-break/><text:span text:style-name="T51"><text:tab/>Dari permasalahan </text:span><text:span text:style-name="T49">yang telah dikemukakan </text:span><text:span text:style-name="T52">diat</text:span><text:span text:style-name="T53">as</text:span><text:span text:style-name="T51">, maka penulis terta</text:span><text:span text:style-name="T49">r</text:span><text:span text:style-name="T51">ik untuk mengambil </text:span><text:span text:style-name="T54">J</text:span><text:span text:style-name="T51">udul </text:span><text:span text:style-name="T54">Laporan Semester</text:span><text:span text:style-name="T51"> “ANALIS</text:span><text:span text:style-name="T55">IS </text:span><text:span text:style-name="T56">SISTEM INFORMASI</text:span><text:span text:style-name="T55"> PEMBELAJARAN </text:span><text:span text:style-name="T54">BAHASA INGGRIS </text:span><text:span text:style-name="T57">BERBASIS </text:span><text:span text:style-name="T64">WEB</text:span><text:span text:style-name="T54"> </text:span><text:span text:style-name="T51">DI UNIVERSITAS PENDIDIKAN INDONESI</text:span><text:span text:style-name="T49">A</text:span><text:span text:style-name="T51"> BANDUNG”.</text:span></text:p>
      <text:h text:style-name="Heading_20_2" text:outline-level="2">1.2 Pokok Permasalahan</text:h>
      <text:p text:style-name="P14"><text:tab/><text:span text:style-name="T19">Berdasarkan latar belakang </text:span><text:span text:style-name="T20">tersebut</text:span><text:span text:style-name="T19">, maka dapat </text:span><text:span text:style-name="T7">ditemukan </text:span><text:span text:style-name="T19">pokok permasalahan </text:span><text:span text:style-name="T7">bahwa </text:span><text:span text:style-name="T25">dalam menuntut ilmu tidak akan tercapai jika salah satunya antara dosen dan mahasiswa tidak datang dan </text:span><text:span text:style-name="T27">akan menghambat kemajuan mahasiswa dalam menuntut ilmu</text:span><text:span text:style-name="T2">.</text:span></text:p>
      <text:h text:style-name="Heading_20_2" text:outline-level="2"><text:span text:style-name="T34">1.</text:span>3 Pertanyaan Penelitia<text:span text:style-name="T35">n</text:span></text:h>
      <text:p text:style-name="P13"><text:span text:style-name="T15"><text:tab/></text:span><text:span text:style-name="T16">P</text:span><text:span text:style-name="T15">ertanyaan penelitian merupakan pertanyaan-pertanyaan yang diajukan mengenai penelitian yang dilakukan, oleh karnanya penulis menyimpulkan beberapa pertanyaan penelitian, yaitu :</text:span></text:p>
      <text:list xml:id="list5852298808104480962" text:style-name="L1">
        <text:list-item>
          <text:p text:style-name="P21"><text:span text:style-name="T36">Bagaimana </text:span><text:span text:style-name="T37">sistem pembelajaran yang</text:span><text:span text:style-name="T36"> diterapkan selama ini di UNIVERSITAS PENDIDIKAN INDONESIA Bandung </text:span><text:span text:style-name="T38">Jurusan Pendidikan Bahasa Inggris</text:span><text:span text:style-name="T36">?</text:span></text:p>
        </text:list-item>
        <text:list-item>
          <text:p text:style-name="P21"><text:span text:style-name="T36">Permasalahan apa yang sering timbul pada saat </text:span><text:span text:style-name="T39">dosen tidak dapat </text:span><text:soft-page-break/><text:span text:style-name="T39">menghadiri perkuliaan atau hari pelaksanaan </text:span><text:span text:style-name="T40">perkuliahan </text:span><text:span text:style-name="T39">jatuh pada hari libur </text:span><text:span text:style-name="T36"><text:s/>?</text:span></text:p>
        </text:list-item>
        <text:list-item>
          <text:p text:style-name="P21"><text:span text:style-name="T36">Apakah dengan menerapkan </text:span><text:span text:style-name="T42">pengembangan </text:span><text:span text:style-name="T41">metode pembelajaran </text:span><text:span text:style-name="T36">yang </text:span><text:span text:style-name="T68">fleksible</text:span><text:span text:style-name="T69"> </text:span><text:span text:style-name="T36">dapat mengoptimalkan </text:span><text:span text:style-name="T41">proses </text:span><text:span text:style-name="T40">perkuliahan</text:span><text:span text:style-name="T41">?</text:span></text:p>
        </text:list-item>
      </text:list>
      <text:p text:style-name="P5"/>
      <text:h text:style-name="Heading_20_2" text:outline-level="2">1.4 Tujua<text:span text:style-name="T28">n Penelitian</text:span></text:h>
      <text:p text:style-name="Text_20_body_20_indent"><text:tab/>Tujuan Penelitian merupakan jawaban terhadap pertanyaan “mengapa penelitian dilakukan”. Berikut adalah beberapa tujuan<text:span text:style-name="T29"> </text:span>dari penulisan laporan ini :</text:p>
      <text:list xml:id="list7641751445345108607" text:style-name="L2">
        <text:list-item>
          <text:p text:style-name="P22"><text:span text:style-name="T44">Memberikan pemecahan masalah-</text:span><text:span text:style-name="T45">masalah</text:span><text:span text:style-name="T44"> </text:span><text:span text:style-name="T63">yang ada </text:span><text:span text:style-name="T46">dalam proses </text:span><text:span text:style-name="T47">p</text:span><text:span text:style-name="T63">embelajaran</text:span><text:span text:style-name="T44">.</text:span></text:p>
        </text:list-item>
        <text:list-item>
          <text:p text:style-name="P24">Mengetahui bagaimana prosedur <text:span text:style-name="T30">pembelajaran yang dilakukan</text:span> di UNIVERSITAS PENDIDIKAN INDONESIA Bandung.</text:p>
        </text:list-item>
        <text:list-item>
          <text:p text:style-name="P24"><text:span text:style-name="T70">Sebagai bukti bahwa program aplikasi ini dirancang secara sistematis dapat membantu proses pembelajaran</text:span><text:span text:style-name="T1">.</text:span></text:p>
        </text:list-item>
      </text:list>
      <text:h text:style-name="Heading_20_2" text:outline-level="2"><text:span text:style-name="T71">1.</text:span>5 Manfaat Penelitian</text:h>
      <text:p text:style-name="P33">Adapun manfaat penelitian yang ingin dicapai penulis adalah :</text:p>
      <text:list xml:id="list4571110195126477748" text:style-name="List_20_6">
        <text:list-item>
          <text:p text:style-name="P34"><text:soft-page-break/><text:s/>Bagi penulis, untuk menambah dan memperluas wawasan penulis tentang sistem informasi pembelajaran.</text:p>
        </text:list-item>
        <text:list-item>
          <text:p text:style-name="P34">Bagi instansi, dapat dijadikan alternatif dalam melaksanakan pembelajaran.</text:p>
        </text:list-item>
        <text:list-item>
          <text:p text:style-name="P34">Bagi pembaca, dapat digunakan sebagai bahan penambah ilmu pengetahuan,</text:p>
          <text:p text:style-name="P34">serta dapat dijadikan sebagai bahan perbandingan untuk melakukan penelitian di masa yang akan datang.</text:p>
        </text:list-item>
      </text:list>
      <text:list xml:id="list95704614574008" text:continue-list="list7641751445345108607" text:style-name="L2">
        <text:list-header>
          <text:p text:style-name="P24"><text:span text:style-name="T1"/></text:p>
        </text:list-header>
      </text:list>
      <text:h text:style-name="Heading_20_2" text:outline-level="2">1.<text:span text:style-name="T29">5 </text:span>Ruang Lingkup / Batasan Permasalahan</text:h>
      <text:p text:style-name="P18"><text:tab/><text:span text:style-name="T9">Agar Penellitian yang dilakukan terarah, d</text:span><text:span text:style-name="T7">alam Laporan </text:span><text:span text:style-name="T14">Semester</text:span><text:span text:style-name="T7"> ini permasalahan yang dibatasi </text:span><text:span text:style-name="T13">dalam sistem informasi pembelajaran</text:span><text:span text:style-name="T7"> </text:span><text:span text:style-name="T8">adalah sebagai berikut :</text:span></text:p>
      <text:list xml:id="list7831253217994062018" text:style-name="L3">
        <text:list-item>
          <text:p text:style-name="P23"><text:span text:style-name="T48">Sistem </text:span><text:span text:style-name="T42">pembelajaran </text:span><text:span text:style-name="T48">yang dianalisa oleh penulis hanya pada </text:span><text:span text:style-name="T47">pada proses pembelajaran dengan metode ceramah plus.</text:span></text:p>
        </text:list-item>
      </text:list>
      <text:p text:style-name="P7"/>
      <text:p text:style-name="P7"/>
      <text:p text:style-name="P7"/>
      <text:h text:style-name="Heading_20_2" text:outline-level="2"><text:soft-page-break/>1.<text:span text:style-name="T29">6</text:span> Metode Penelitian</text:h>
      <text:p text:style-name="P18"><text:tab/>Untuk mendapatkan data yang dapat menunjang penelitian ini, maka</text:p>
      <text:p text:style-name="P19"><text:span text:style-name="T7">penelitian yang menyangkut </text:span><text:span text:style-name="T12">pengumpulan</text:span><text:span text:style-name="T7"> data dilakukan dengan ca</text:span><text:span text:style-name="T24">r</text:span><text:span text:style-name="T7">a :</text:span></text:p>
      <text:list xml:id="list9135960767108339759" text:style-name="L4">
        <text:list-item>
          <text:p text:style-name="P29"><text:span text:style-name="T10"><text:s/></text:span><text:span text:style-name="T7">Studi Kepustakaan</text:span></text:p>
        </text:list-item>
      </text:list>
      <text:list xml:id="list6967029112677637912" text:style-name="L5">
        <text:list-item>
          <text:list>
            <text:list-header>
              <text:p text:style-name="P25">Yaitu mempelajari dan mengumpulkan data dengan mengadakan studi penelaahan terhadap buku-buku, literatur-literatur, catatan-catatan dan laporan-laporan yang ada hubungannya dengan masalah yang akan dipecahkan.</text:p>
              <text:p text:style-name="P30"><text:span text:style-name="T17">2</text:span><text:span text:style-name="T10"> </text:span><text:span text:style-name="T7">Studi Lapangan</text:span></text:p>
            </text:list-header>
            <text:list-item>
              <text:p text:style-name="P26">Yaitu pengumpulan data secara langsung ke lapangan dengan menggunakan teknik pengumpulan data sebagai berikut :</text:p>
            </text:list-item>
            <text:list-item>
              <text:p text:style-name="P26">Observasi</text:p>
              <text:p text:style-name="P27">Yaitu melakukan pengamatan langsung terhadap aktivitas p<text:span text:style-name="T31">embelajaran</text:span>, serta melihat masalah apa yang timbul dalam melaksanakan sistem yang berjalan.</text:p>
            </text:list-item>
            <text:list-item>
              <text:p text:style-name="P27">Wawancara </text:p>
              <text:p text:style-name="P28">Yaitu mengadakan aktivitas tanya jawab secara langsung kepada resoponden tentang prosedur sistem informasi <text:span text:style-name="T31">pembalajaran.</text:span></text:p>
            </text:list-item>
          </text:list>
        </text:list-item>
      </text:list>
      <text:p text:style-name="P4"/>
      <text:p text:style-name="P4"/>
      <text:p text:style-name="P6"/>
      <text:p text:style-name="P6"/>
      <text:h text:style-name="Heading_20_2" text:outline-level="2"><text:soft-page-break/>1.7 Waktu dan Tempat Penelitian</text:h>
      <text:p text:style-name="P13"><text:tab/><text:span text:style-name="T7">Waktu dilakukannya penelitian saat Praktek Kerja Lapangan adalah dari tanggal 13 April 2015 sampai tanggal 13 </text:span><text:span text:style-name="T26">Juni </text:span><text:span text:style-name="T7">2015. Tempat Penelitian dilakukan di UNIVERSITAS PENDIDIKAN INDONESIA Bandung.</text:span></text:p>
      <text:h text:style-name="Heading_20_2" text:outline-level="2">1.8 Sistematika Penulisan Penelitian</text:h>
      <text:p text:style-name="P13"><text:tab/><text:span text:style-name="T7">Sistematika Penulisan Penelitian dari Laporan Semester ini adalah sebagai berikut :</text:span></text:p>
      <text:p text:style-name="P17">BAB I : PENDAHULUAN</text:p>
      <text:p text:style-name="P8"><text:tab/><text:span text:style-name="T7">Pada Bab Pendahul</text:span><text:span text:style-name="T22">u</text:span><text:span text:style-name="T7">an terdiri dari beberapa pokok bahasan diantaranya : Latar Belakang Masalah, Pokok-Pokok Permasalahan, Pertanyaan Penelitian, Rumusan Masalah, Tujuan dan Manfaat Penelitian, Ruang Lingkup dan Batasan Masalah, Metode dan Teknik Pengumpulan Data, Waktu dan Tempat Penelitian dan Sistematika Penulisan Penelitian.</text:span></text:p>
      <text:p text:style-name="P8">BAB II : LANDASAN TEORI</text:p>
      <text:p text:style-name="P9"><text:span text:style-name="T7"><text:tab/>Bab ini menjelaskan tentang teori dan permasalahan yang bersangkutan dalam penelitian atau pengumpulan data dan analisi</text:span><text:span text:style-name="T11">s yang sedang berjalan.</text:span></text:p>
      <text:p text:style-name="P12"/>
      <text:p text:style-name="P12"/>
      <text:p text:style-name="P11"><text:soft-page-break/>BAB III : <text:span text:style-name="T32">ANALISIS SISTEM YANG BERJALAN</text:span>.</text:p>
      <text:p text:style-name="P9"><text:tab/><text:span text:style-name="T18">Bab ini menjelaskan mengenai profil s</text:span><text:span text:style-name="T26">i</text:span><text:span text:style-name="T18">ngkat mengenai Lembaga, Tinjauan Organisasi, Uraian Prosedur, Dekomposisi Fungsi, Analisis Masukan, Analisis Keluaran, Analisis Proses, Masalah yang dihadapi dan Kesimpulan Hasil Analisis.</text:span></text:p>
      <text:p text:style-name="P10">BAB IV : KESIMPULAN DAN SARAN</text:p>
      <text:p text:style-name="P10"><text:tab/><text:span text:style-name="T7">Bab ini berisikan tentang kesimpulan mengenai masalah yang dibahas serta saran</text:span><text:span text:style-name="T23">­</text:span><text:span text:style-name="T7"> saran yang diperlukan untuk pengembangan </text:span><text:span text:style-name="T21">sistem</text:span><text:span text:style-name="T7"> selanjutny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ext_20_body_20_indent" style:class="text">
      <style:paragraph-properties fo:margin-top="0cm" fo:margin-bottom="0cm" style:contextual-spacing="false" fo:line-height="200%" fo:text-align="justify" style:justify-single-word="false">
        <style:tab-stops/>
      </style:paragraph-properties>
      <style:text-properties fo:color="#000000" style:font-name="Times new roman" fo:font-family="'Times new roman'" style:font-style-name="Regular" style:font-family-generic="roman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line-height="150%"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Bold" style:font-family-generic="roman" fo:font-size="14pt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2cm" fo:margin-bottom="0.499cm" style:contextual-spacing="false" fo:line-height="150%" fo:text-align="justify" style:justify-single-word="false" fo:text-indent="0cm" style:auto-text-indent="false" style:page-number="auto"/>
      <style:text-properties fo:text-transform="capitalize" fo:color="#000000" style:font-name="Times new roman" fo:font-family="'Times new roman'" style:font-style-name="Regular" style:font-family-generic="roman" fo:font-size="12pt" fo:font-weight="bold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1cm" fo:margin-bottom="1cm" style:contextual-spacing="false" fo:text-align="justify" style:justify-single-word="false" fo:text-indent="0cm" style:auto-text-indent="false"/>
      <style:text-properties fo:text-transform="capitalize" fo:color="#000000" style:font-name="Times new roman1" fo:font-family="'Times new roman'" style:font-style-name="Bold" style:font-family-generic="roman" fo:font-size="12pt" fo:font-weight="bold" style:font-size-asian="14pt" style:font-weight-asian="bold" style:font-size-complex="14pt" style:font-weight-complex="600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1.199cm" style:auto-text-indent="false" style:page-number="auto"/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alaman_20_Isi" style:display-name="Halaman Isi" style:family="paragraph" style:parent-style-name="Standard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Page_20_Number" style:display-name="Page Number" style:family="text">
      <style:text-properties fo:text-transform="lowercase" fo:color="#000000" fo:background-color="transparent" style:font-size-asian="10.5pt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.101cm" fo:margin-left="1.6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6" style:display-name="List 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71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044d1" officeooo:paragraph-rsid="009044d1"/>
    </style:style>
    <style:style style:name="MP2" style:family="paragraph" style:parent-style-name="Footer">
      <style:paragraph-properties fo:text-align="center" style:justify-single-word="false"/>
      <style:text-properties officeooo:rsid="002fe13d" officeooo:paragraph-rsid="002fe13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646cm" fo:margin-bottom="3cm" fo:margin-left="4.001cm" fo:margin-right="3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4.001cm" fo:margin-bottom="3cm" fo:margin-left="4.001cm" fo:margin-right="3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Header_20_left"/>
      </style:header-first>
      <style:footer>
        <text:p text:style-name="MP2"/>
      </style:footer>
      <style:footer-first>
        <text:p text:style-name="MP2"><text:page-number text:select-page="current">0</text:page-number></text:p>
      </style:footer-first>
      <style:footer-left>
        <text:p text:style-name="MP2"/>
      </style:footer-left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  <style:master-page style:name="Halaman_20_isi" style:display-name="Halaman isi" style:page-layout-name="Mpm4">
      <style:footer>
        <text:p text:style-name="MP3"><text:page-number text:select-page="current">7</text:page-number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21:07:37.445027475</meta:creation-date>
    <dc:date>2015-05-13T09:57:03.092697135</dc:date>
    <meta:editing-duration>PT17H3M12S</meta:editing-duration>
    <meta:editing-cycles>141</meta:editing-cycles>
    <meta:generator>LibreOffice/4.2.3.3$Linux_x86 LibreOffice_project/420m0$Build-3</meta:generator>
    <meta:print-date>2015-05-09T17:06:18.646091410</meta:print-date>
    <meta:document-statistic meta:table-count="0" meta:image-count="0" meta:object-count="0" meta:page-count="7" meta:paragraph-count="53" meta:word-count="698" meta:character-count="5374" meta:non-whitespace-character-count="4723"/>
  </office:meta>
</office:document-meta>
</file>